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6bb107" officeooo:paragraph-rsid="006bb107"/>
    </style:style>
    <style:style style:name="P15" style:family="paragraph" style:parent-style-name="Text_20_body">
      <style:text-properties officeooo:rsid="007357c3" officeooo:paragraph-rsid="007357c3"/>
    </style:style>
    <style:style style:name="P16" style:family="paragraph" style:parent-style-name="Title">
      <style:paragraph-properties fo:break-before="page"/>
    </style:style>
    <style:style style:name="P17" style:family="paragraph" style:parent-style-name="Signature">
      <style:text-properties officeooo:paragraph-rsid="003e5796"/>
    </style:style>
    <style:style style:name="P18" style:family="paragraph" style:parent-style-name="Signature">
      <style:text-properties officeooo:paragraph-rsid="0046f168"/>
    </style:style>
    <style:style style:name="P19" style:family="paragraph" style:parent-style-name="Signature">
      <style:text-properties officeooo:paragraph-rsid="005370d8"/>
    </style:style>
    <style:style style:name="P20" style:family="paragraph" style:parent-style-name="Signature">
      <style:text-properties officeooo:paragraph-rsid="00548c65"/>
    </style:style>
    <style:style style:name="P21" style:family="paragraph" style:parent-style-name="Signature">
      <style:text-properties officeooo:paragraph-rsid="007357c3"/>
    </style:style>
    <style:style style:name="P22" style:family="paragraph" style:parent-style-name="Heading_20_1">
      <style:text-properties officeooo:paragraph-rsid="004d7d9a"/>
    </style:style>
    <style:style style:name="P23" style:family="paragraph" style:parent-style-name="Heading_20_1">
      <style:text-properties officeooo:rsid="007357c3" officeooo:paragraph-rsid="007357c3"/>
    </style:style>
    <style:style style:name="P24" style:family="paragraph" style:parent-style-name="Heading_20_1">
      <style:text-properties officeooo:paragraph-rsid="005370d8"/>
    </style:style>
    <style:style style:name="P25" style:family="paragraph" style:parent-style-name="Heading_20_1">
      <style:text-properties officeooo:paragraph-rsid="001e9876"/>
    </style:style>
    <style:style style:name="P26" style:family="paragraph" style:parent-style-name="Heading_20_1">
      <style:text-properties officeooo:paragraph-rsid="005798da"/>
    </style:style>
    <style:style style:name="P27" style:family="paragraph" style:parent-style-name="Heading_20_1">
      <style:text-properties officeooo:paragraph-rsid="00548c65"/>
    </style:style>
    <style:style style:name="P28" style:family="paragraph" style:parent-style-name="Heading_20_1">
      <style:text-properties officeooo:paragraph-rsid="00509d78"/>
    </style:style>
    <style:style style:name="P29" style:family="paragraph" style:parent-style-name="Heading_20_1">
      <style:text-properties officeooo:rsid="006bb107" officeooo:paragraph-rsid="006bb107"/>
    </style:style>
    <style:style style:name="P30" style:family="paragraph" style:parent-style-name="Heading_20_1">
      <style:text-properties officeooo:paragraph-rsid="0046f168"/>
    </style:style>
    <style:style style:name="P31" style:family="paragraph" style:parent-style-name="Text_20_body" style:list-style-name="L1">
      <style:text-properties officeooo:rsid="007357c3" officeooo:paragraph-rsid="007357c3"/>
    </style:style>
    <style:style style:name="P32" style:family="paragraph" style:parent-style-name="Text_20_body" style:list-style-name="L1">
      <style:text-properties officeooo:rsid="00765599" officeooo:paragraph-rsid="0076559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6cac72"/>
    </style:style>
    <style:style style:name="T4" style:family="text">
      <style:text-properties officeooo:rsid="007357c3"/>
    </style:style>
    <style:style style:name="T5" style:family="text">
      <style:text-properties style:text-position="super 58%"/>
    </style:style>
    <style:style style:name="T6" style:family="text">
      <style:text-properties officeooo:rsid="00765599"/>
    </style:style>
    <style:style style:name="T7" style:family="text">
      <style:text-properties officeooo:rsid="007824ab"/>
    </style:style>
    <style:style style:name="T8" style:family="text">
      <style:text-properties officeooo:rsid="0079b36d"/>
    </style:style>
    <style:style style:name="T9" style:family="text">
      <style:text-properties officeooo:rsid="007a2b69"/>
    </style:style>
    <style:style style:name="T10" style:family="text">
      <style:text-properties style:font-name="Droid Sans1" fo:font-size="14pt" officeooo:rsid="007a2b69"/>
    </style:style>
    <style:style style:name="T11" style:family="text">
      <style:text-properties officeooo:rsid="007b7aa4"/>
    </style:style>
    <style:style style:name="T12" style:family="text">
      <style:text-properties officeooo:rsid="007d10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text:span text:style-name="T12">7</text:span>th March 2021. Reference for version 0.1<text:span text:style-name="T12">6</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22"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23" text:outline-level="1">assembler code</text:h>
      <text:p text:style-name="P15">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4">1</text:span> </text:p>
      <text:p text:style-name="Signature"><text:tab/>P = &amp;200</text:p>
      <text:p text:style-name="Signature"><text:tab/>ldx #0</text:p>
      <text:p text:style-name="P21">.loop </text:p>
      <text:p text:style-name="P21"><text:tab/>dex : bne loop</text:p>
      <text:p text:style-name="Signature"><text:tab/>rts</text:p>
      <text:p text:style-name="Signature">Next O</text:p>
      <text:p text:style-name="Signature"/>
      <text:p text:style-name="P15">Notes:</text:p>
      <text:list xml:id="list2934025778" text:style-name="L1">
        <text:list-item>
          <text:p text:style-name="P31">O controls the pass (bit 0 is set for the 2<text:span text:style-name="T5">nd</text:span> pass) and listing (bit 1 is set to list out the hexadecimal code as produced <text:span text:style-name="T8">on either pass</text:span>). So this produces no listing – “0 to 3 step 3” produces a pass 2 code listing. <text:span text:style-name="T7">The original source code is not displayed as the BBC Micro does. </text:span></text:p>
        </text:list-item>
        <text:list-item>
          <text:p text:style-name="P31">P controls the assembly location, which in this example is at &amp;200 hexadecimal, <text:span text:style-name="T6">and increments as code is generated.</text:span></text:p>
        </text:list-item>
        <text:list-item>
          <text:p text:style-name="P31"><text:soft-page-break/>As with most assemblers, the “A” is optional – you can write asl or asl a. However you cannot use variable A – it will assume you mean accumulator.</text:p>
        </text:list-item>
        <text:list-item>
          <text:p text:style-name="P32">Variables are used for labels – so .loop is saying “set loop to whatever value P is” </text:p>
        </text:list-item>
        <text:list-item>
          <text:p text:style-name="P32">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4" text:outline-level="1">cls</text:h>
      <text:p text:style-name="P11">Clears the text display</text:p>
      <text:p text:style-name="Signature"><text:soft-page-break/>cls</text:p>
      <text:h text:style-name="P24"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0">Multipl</text:span>e <text:span text:style-name="T9">dimensions are permitted</text:span>. <text:span text:style-name="T11">Indices in arrays start from 0 so dim a$(5) creates a six element array.</text:span></text:p>
      <text:p text:style-name="Signature">dim a$(5),count(22),<text:span text:style-name="T9">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5"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9">if a = 2 goto 13</text:p>
      <text:h text:style-name="Heading_20_1" text:outline-level="1">ink n / paper n</text:h>
      <text:p text:style-name="P11">Sets the text background colour or foreground colours. Colour IDs are BBC Micro ones (0-7 : Black Red Green Yellow Blue Magenta Cyan White)</text:p>
      <text:p text:style-name="P19">ink 4</text:p>
      <text:p text:style-name="P19">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6"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26"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6"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7" text:outline-level="1">locate</text:h>
      <text:p text:style-name="P12">Set the text cursor position. The parameters are the horizontal and vertical position.</text:p>
      <text:p text:style-name="P20">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8"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8"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8" text:outline-level="1"><text:soft-page-break/>restore</text:h>
      <text:p text:style-name="Text_20_body">Resets the data pointer to the start of the program.</text:p>
      <text:p text:style-name="Signature">restore</text:p>
      <text:h text:style-name="P28" text:outline-level="1">right$()</text:h>
      <text:p text:style-name="P5">Returns the right characters of a string. For example, the example below will print “cde”</text:p>
      <text:p text:style-name="P17">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6">X16 Specific Extensions</text:p>
      <text:h text:style-name="P29" text:outline-level="1">vload</text:h>
      <text:p text:style-name="P14">Loads a .VRAM format file (see documents directory) into VRAM, decompressing as required.</text:p>
      <text:p text:style-name="Signature">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30"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8">Vpoke &amp;18703,42</text:p>
      <text:p text:style-name="P18">vdoke 2,&amp;F022</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1"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6</text:page-number><text:s/>of <text:page-count>1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7T19:48:48.081249369</dc:date>
    <meta:editing-duration>PT2H4M53S</meta:editing-duration>
    <meta:editing-cycles>90</meta:editing-cycles>
    <meta:generator>LibreOffice/7.1.1.2$Linux_X86_64 LibreOffice_project/10$Build-2</meta:generator>
    <meta:document-statistic meta:table-count="0" meta:image-count="0" meta:object-count="0" meta:page-count="16" meta:paragraph-count="284" meta:word-count="2953" meta:character-count="16443" meta:non-whitespace-character-count="13747"/>
  </office:meta>
</office:document-meta>
</file>